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7000000BC08008EE2C9E78A03.png" manifest:media-type="image/png"/>
  <manifest:file-entry manifest:full-path="Pictures/10000200000000C8000000BD208995314FCD7DE4.png" manifest:media-type="image/png"/>
  <manifest:file-entry manifest:full-path="Pictures/1000020100000086000000805BA5D0FD99E086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1" svg:font-family="Arial" style:font-pitch="variable"/>
    <style:font-face style:name="Ariel" svg:font-family="Arie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4.614cm" fo:min-width="19.812cm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9cm" fo:min-width="19.8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262cm" fo:min-width="13.25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025cm" fo:min-width="19.81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83cm" fo:min-width="13.258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16cm" fo:min-width="19.81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46cm" fo:min-width="19.81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627cm" fo:min-width="19.81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709cm" fo:min-width="19.81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037cm" fo:min-width="19.81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709cm" fo:min-width="19.81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037cm" fo:min-width="19.81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751cm" fo:min-width="19.81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751cm" fo:min-width="19.81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1" style:family="paragraph">
      <style:paragraph-properties fo:margin-left="0.934cm" fo:margin-right="0cm" fo:margin-top="0.264cm" fo:margin-bottom="0cm" fo:line-height="90%" fo:text-indent="-0.912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fo:margin-left="0.952cm" fo:margin-right="0cm" fo:margin-top="0.22cm" fo:margin-bottom="0cm" fo:line-height="100%" fo:text-align="start" fo:text-indent="-0.913cm" style:punctuation-wrap="hanging" style:line-break="strict">
        <style:tab-stops>
          <style:tab-stop style:position="0cm"/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  <style:tab-stop style:position="27.715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19" style:family="paragraph">
      <style:paragraph-properties fo:margin-left="0.952cm" fo:margin-right="0cm" fo:margin-top="0.22cm" fo:margin-bottom="0cm" fo:line-height="100%" fo:text-align="start" fo:text-indent="-0.913cm" style:punctuation-wrap="hanging" style:line-break="strict"/>
    </style:style>
    <style:style style:name="P20" style:family="paragraph">
      <loext:graphic-properties draw:fill="none" draw:fill-color="#ffffff"/>
      <style:paragraph-properties fo:margin-left="0.952cm" fo:margin-right="0cm" fo:margin-top="0.22cm" fo:margin-bottom="0cm" fo:line-height="100%" fo:text-align="start" fo:text-indent="-0.913cm" style:punctuation-wrap="hanging" style:line-break="strict" style:writing-mode="lr-tb" style:font-independent-line-spacing="true">
        <style:tab-stops>
          <style:tab-stop style:position="0cm"/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  <style:tab-stop style:position="27.715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21" style:family="paragraph">
      <style:paragraph-properties fo:margin-left="0.952cm" fo:margin-right="0cm" fo:margin-top="0.211cm" fo:margin-bottom="0cm" fo:line-height="100%" fo:text-align="start" fo:text-indent="-0.913cm" style:punctuation-wrap="hanging" style:line-break="strict">
        <style:tab-stops>
          <style:tab-stop style:position="0cm"/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  <style:tab-stop style:position="27.715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22" style:family="paragraph">
      <style:paragraph-properties fo:margin-left="0.952cm" fo:margin-right="0cm" fo:margin-top="0.211cm" fo:margin-bottom="0cm" fo:line-height="100%" fo:text-align="start" fo:text-indent="-0.913cm" style:punctuation-wrap="hanging" style:line-break="strict"/>
    </style:style>
    <style:style style:name="P23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13cm" style:punctuation-wrap="hanging" style:line-break="strict" style:writing-mode="lr-tb" style:font-independent-line-spacing="true">
        <style:tab-stops>
          <style:tab-stop style:position="0cm"/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  <style:tab-stop style:position="27.715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25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28" style:family="paragraph">
      <style:paragraph-properties fo:margin-left="0.934cm" fo:margin-right="0cm" fo:margin-top="0.141cm" fo:margin-bottom="0cm" fo:line-height="100%" fo:text-indent="-0.912cm" style:punctuation-wrap="hanging" style:line-break="strict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2.063cm" fo:margin-right="0cm" fo:margin-top="0.141cm" fo:margin-bottom="0cm" fo:line-height="100%" fo:text-align="start" fo:text-indent="-0.542cm" style:punctuation-wrap="hanging" style:line-break="strict" style:writing-mode="lr-tb"/>
    </style:style>
    <style:style style:name="P31" style:family="paragraph">
      <style:paragraph-properties fo:margin-left="0cm" fo:margin-right="0cm" fo:margin-top="0.141cm" fo:margin-bottom="0cm" fo:line-height="110%" fo:text-indent="0cm" style:punctuation-wrap="hanging" style:line-break="strict"/>
    </style:style>
    <style:style style:name="P32" style:family="paragraph">
      <style:paragraph-properties fo:margin-left="0.934cm" fo:margin-right="0cm" fo:margin-top="0.141cm" fo:margin-bottom="0cm" fo:line-height="60%" fo:text-align="start" fo:text-indent="-0.912cm" style:punctuation-wrap="hanging" style:line-break="strict">
        <style:tab-stops>
          <style:tab-stop style:position="0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5.272cm"/>
          <style:tab-stop style:position="26.52cm"/>
          <style:tab-stop style:position="27.768cm"/>
          <style:tab-stop style:position="29.015cm"/>
          <style:tab-stop style:position="1759743.522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60%" fo:text-align="start" fo:text-indent="0cm" style:punctuation-wrap="hanging" style:line-break="strict"/>
    </style:style>
    <style:style style:name="P34" style:family="paragraph">
      <style:paragraph-properties fo:margin-left="0.934cm" fo:margin-right="0cm" fo:margin-top="0.141cm" fo:margin-bottom="0cm" fo:line-height="100%" fo:text-align="start" fo:text-indent="-0.912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.141cm" fo:margin-bottom="0cm" fo:line-height="110%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105cm" fo:margin-bottom="0cm" fo:line-height="110%" fo:text-indent="0cm" style:punctuation-wrap="hanging" style:line-break="strict"/>
    </style:style>
    <style:style style:name="P37" style:family="paragraph">
      <style:paragraph-properties fo:margin-left="2.063cm" fo:margin-right="0cm" fo:margin-top="0.105cm" fo:margin-bottom="0cm" fo:line-height="110%" fo:text-align="start" fo:text-indent="-0.542cm" style:punctuation-wrap="hanging" style:line-break="strict" style:writing-mode="lr-tb"/>
    </style:style>
    <style:style style:name="P38" style:family="paragraph">
      <style:paragraph-properties fo:margin-left="0cm" fo:margin-right="0cm" fo:margin-top="0.105cm" fo:margin-bottom="0cm" fo:line-height="110%" fo:text-indent="0cm" style:punctuation-wrap="hanging" style:line-break="strict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.105cm" fo:margin-bottom="0cm" fo:line-height="11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.934cm" fo:margin-right="0cm" fo:margin-top="0.105cm" fo:margin-bottom="0cm" fo:line-height="100%" fo:text-indent="-0.912cm" style:punctuation-wrap="hanging" style:line-break="strict" style:writing-mode="lr-tb"/>
    </style:style>
    <style:style style:name="P41" style:family="paragraph">
      <style:paragraph-properties fo:margin-left="2.063cm" fo:margin-right="0cm" fo:margin-top="0.105cm" fo:margin-bottom="0cm" fo:line-height="110%" fo:text-align="start" fo:text-indent="-0.542cm" style:punctuation-wrap="hanging" style:line-break="strict" style:writing-mode="lr-tb">
        <style:tab-stops>
          <style:tab-stop style:position="0cm"/>
          <style:tab-stop style:position="0.092cm"/>
          <style:tab-stop style:position="1.34cm"/>
          <style:tab-stop style:position="2.588cm"/>
          <style:tab-stop style:position="3.836cm"/>
          <style:tab-stop style:position="5.084cm"/>
          <style:tab-stop style:position="6.332cm"/>
          <style:tab-stop style:position="7.58cm"/>
          <style:tab-stop style:position="8.828cm"/>
          <style:tab-stop style:position="10.076cm"/>
          <style:tab-stop style:position="11.324cm"/>
          <style:tab-stop style:position="12.572cm"/>
          <style:tab-stop style:position="13.82cm"/>
          <style:tab-stop style:position="15.068cm"/>
          <style:tab-stop style:position="16.315cm"/>
          <style:tab-stop style:position="17.563cm"/>
          <style:tab-stop style:position="18.811cm"/>
          <style:tab-stop style:position="20.059cm"/>
          <style:tab-stop style:position="21.307cm"/>
          <style:tab-stop style:position="22.555cm"/>
          <style:tab-stop style:position="23.803cm"/>
          <style:tab-stop style:position="24.143cm"/>
          <style:tab-stop style:position="25.391cm"/>
          <style:tab-stop style:position="26.639cm"/>
          <style:tab-stop style:position="27.887cm"/>
        </style:tab-stops>
      </style:paragraph-properties>
    </style:style>
    <style:style style:name="P42" style:family="paragraph">
      <style:paragraph-properties fo:margin-left="0.934cm" fo:margin-right="0cm" fo:margin-top="0.105cm" fo:margin-bottom="0cm" fo:line-height="100%" fo:text-align="start" fo:text-indent="-0.912cm" style:punctuation-wrap="hanging" style:line-break="strict" style:writing-mode="lr-tb"/>
    </style:style>
    <style:style style:name="P43" style:family="paragraph">
      <loext:graphic-properties draw:fill="none" draw:fill-color="#ffffff"/>
      <style:paragraph-properties fo:margin-left="0cm" fo:margin-right="0cm" fo:margin-top="0.105cm" fo:margin-bottom="0cm" fo:line-height="110%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margin-top="0.123cm" fo:margin-bottom="0cm" fo:line-height="110%" fo:text-indent="0cm" style:punctuation-wrap="hanging" style:line-break="strict"/>
      <style:text-properties fo:font-size="16pt" style:font-size-asian="16pt" style:font-size-complex="16pt"/>
    </style:style>
    <style:style style:name="P45" style:family="paragraph">
      <style:paragraph-properties fo:margin-left="2.063cm" fo:margin-right="0cm" fo:margin-top="0.123cm" fo:margin-bottom="0cm" fo:line-height="110%" fo:text-align="start" fo:text-indent="-0.542cm" style:punctuation-wrap="hanging" style:line-break="strict" style:writing-mode="lr-tb"/>
      <style:text-properties fo:font-size="16pt" style:font-size-asian="16pt" style:font-size-complex="16pt"/>
    </style:style>
    <style:style style:name="P46" style:family="paragraph">
      <style:paragraph-properties fo:margin-left="0cm" fo:margin-right="0cm" fo:margin-top="0.123cm" fo:margin-bottom="0cm" fo:line-height="110%" fo:text-indent="0cm" style:punctuation-wrap="hanging" style:line-break="strict" style:writing-mode="lr-tb"/>
      <style:text-properties fo:font-size="16pt" style:font-size-asian="16pt" style:font-size-complex="16pt"/>
    </style:style>
    <style:style style:name="P47" style:family="paragraph">
      <style:paragraph-properties fo:margin-left="0.934cm" fo:margin-right="0cm" fo:margin-top="0.123cm" fo:margin-bottom="0cm" fo:line-height="100%" fo:text-indent="-0.912cm" style:punctuation-wrap="hanging" style:line-break="strict" style:writing-mode="lr-tb"/>
      <style:text-properties fo:font-size="16pt" style:font-size-asian="16pt" style:font-size-complex="16pt"/>
    </style:style>
    <style:style style:name="P48" style:family="paragraph">
      <loext:graphic-properties draw:fill="none" draw:fill-color="#ffffff"/>
      <style:paragraph-properties fo:margin-left="0cm" fo:margin-right="0cm" fo:margin-top="0.123cm" fo:margin-bottom="0cm" fo:line-height="11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49" style:family="paragraph">
      <style:paragraph-properties fo:margin-left="2.063cm" fo:margin-right="0cm" fo:margin-top="0.141cm" fo:margin-bottom="0cm" fo:line-height="110%" fo:text-align="start" fo:text-indent="-0.542cm" style:punctuation-wrap="hanging" style:line-break="strict" style:writing-mode="lr-tb"/>
    </style:style>
    <style:style style:name="P50" style:family="paragraph">
      <style:paragraph-properties fo:margin-left="0cm" fo:margin-right="0cm" fo:margin-top="0.141cm" fo:margin-bottom="0cm" fo:line-height="110%" fo:text-indent="0cm" style:punctuation-wrap="hanging" style:line-break="strict" style:writing-mode="lr-tb"/>
    </style:style>
    <style:style style:name="P51" style:family="paragraph">
      <style:paragraph-properties fo:margin-left="0cm" fo:margin-right="0cm" fo:margin-top="0.123cm" fo:margin-bottom="0cm" fo:line-height="110%" fo:text-indent="0cm" style:punctuation-wrap="hanging" style:line-break="strict"/>
    </style:style>
    <style:style style:name="P52" style:family="paragraph">
      <style:paragraph-properties fo:margin-left="2.063cm" fo:margin-right="0cm" fo:margin-top="0.123cm" fo:margin-bottom="0cm" fo:line-height="110%" fo:text-align="start" fo:text-indent="-0.542cm" style:punctuation-wrap="hanging" style:line-break="strict" style:writing-mode="lr-tb"/>
    </style:style>
    <style:style style:name="P53" style:family="paragraph">
      <style:paragraph-properties fo:margin-left="0cm" fo:margin-right="0cm" fo:margin-top="0.123cm" fo:margin-bottom="0cm" fo:line-height="110%" fo:text-indent="0cm" style:punctuation-wrap="hanging" style:line-break="strict" style:writing-mode="lr-tb"/>
    </style:style>
    <style:style style:name="P54" style:family="paragraph">
      <loext:graphic-properties draw:fill="none" draw:fill-color="#ffffff"/>
      <style:paragraph-properties fo:margin-left="0cm" fo:margin-right="0cm" fo:margin-top="0.123cm" fo:margin-bottom="0cm" fo:line-height="110%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margin-top="0.123cm" fo:margin-bottom="0cm" fo:line-height="110%" fo:text-align="start" fo:text-indent="0cm" style:punctuation-wrap="hanging" style:line-break="strict" style:writing-mode="lr-tb"/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.141cm" fo:margin-bottom="0cm" fo:line-height="110%" fo:text-align="start" fo:text-indent="0cm" style:punctuation-wrap="hanging" style:line-break="strict" style:writing-mode="lr-tb"/>
    </style:style>
    <style:style style:name="P57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58" style:family="paragraph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9" style:family="paragraph">
      <style:paragraph-properties fo:margin-left="0.93cm" fo:margin-right="0cm" fo:margin-top="0.123cm" fo:margin-bottom="0cm" fo:text-indent="-0.908cm" style:punctuation-wrap="hanging" style:line-break="strict"/>
    </style:style>
    <style:style style:name="P60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9a9a9a" fo:font-size="44pt" fo:language="sv" fo:country="SE" style:font-name-asian="ＭＳ Ｐゴシック1" style:font-size-asian="44pt" style:language-asian="sv" style:country-asian="SE" style:font-name-complex="ＭＳ Ｐゴシック1" style:font-size-complex="44pt" style:language-complex="sv" style:country-complex="SE"/>
    </style:style>
    <style:style style:name="T2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3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4" style:family="text">
      <style:text-properties fo:font-size="30pt" fo:language="sv" fo:country="SE" style:font-name-asian="ＭＳ Ｐゴシック1" style:font-size-asian="30pt" style:language-asian="sv" style:country-asian="SE" style:font-name-complex="ＭＳ Ｐゴシック1" style:font-size-complex="30pt" style:language-complex="sv" style:country-complex="SE"/>
    </style:style>
    <style:style style:name="T5" style:family="text">
      <style:text-properties fo:font-size="30pt" fo:language="sv" fo:country="SE" fo:font-style="italic" style:font-name-asian="ＭＳ Ｐゴシック1" style:font-size-asian="30pt" style:language-asian="sv" style:country-asian="SE" style:font-style-asian="italic" style:font-name-complex="ＭＳ Ｐゴシック1" style:font-size-complex="30pt" style:language-complex="sv" style:country-complex="SE" style:font-style-complex="italic"/>
    </style:style>
    <style:style style:name="T6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7" style:family="text">
      <style:text-properties fo:color="#000000" style:text-line-through-style="none" style:text-line-through-type="none" style:text-position="0% 100%" style:font-name="Arial1" fo:font-size="30pt" fo:language="en" fo:country="US" fo:font-style="normal" fo:text-shadow="none" style:text-underline-style="none" fo:font-weight="normal" style:font-name-asian="ＭＳ Ｐゴシック1" style:font-size-asian="30pt" style:language-asian="en" style:country-asian="US" style:font-style-asian="normal" style:font-weight-asian="normal" style:font-name-complex="ＭＳ Ｐゴシック1" style:font-size-complex="30pt" style:language-complex="en" style:country-complex="US" style:font-style-complex="normal" style:font-weight-complex="normal" style:font-relief="none"/>
    </style:style>
    <style:style style:name="T8" style:family="text">
      <style:text-properties fo:color="#9a9a9a" fo:font-size="32pt" fo:language="en" fo:country="US" style:font-name-asian="ＭＳ Ｐゴシック1" style:font-size-asian="32pt" style:language-asian="en" style:country-asian="US" style:font-name-complex="ＭＳ Ｐゴシック1" style:font-size-complex="32pt" style:language-complex="en" style:country-complex="US"/>
    </style:style>
    <style:style style:name="T9" style:family="text">
      <style:text-properties style:font-name="Courier New" fo:font-size="25pt" fo:language="en" fo:country="US" style:font-name-asian="ＭＳ Ｐゴシック1" style:font-size-asian="25pt" style:language-asian="en" style:country-asian="US" style:font-name-complex="ＭＳ Ｐゴシック1" style:font-size-complex="25pt" style:language-complex="en" style:country-complex="US"/>
    </style:style>
    <style:style style:name="T10" style:family="text">
      <style:text-properties fo:font-size="25pt" fo:language="en" fo:country="US" style:font-name-asian="ＭＳ Ｐゴシック1" style:font-size-asian="25pt" style:language-asian="en" style:country-asian="US" style:font-name-complex="ＭＳ Ｐゴシック1" style:font-size-complex="25pt" style:language-complex="en" style:country-complex="US"/>
    </style:style>
    <style:style style:name="T11" style:family="text">
      <style:text-properties style:font-name="Courier New" fo:font-size="24pt" fo:language="en" fo:country="US" style:font-name-asian="ＭＳ Ｐゴシック1" style:font-size-asian="24pt" style:language-asian="en" style:country-asian="US" style:font-name-complex="ＭＳ Ｐゴシック1" style:font-size-complex="24pt" style:language-complex="en" style:country-complex="US"/>
    </style:style>
    <style:style style:name="T12" style:family="text">
      <style:text-properties style:font-name="Courier New" fo:font-size="24pt" fo:language="en" fo:country="US" fo:font-style="italic" style:font-name-asian="ＭＳ Ｐゴシック1" style:font-size-asian="24pt" style:language-asian="en" style:country-asian="US" style:font-style-asian="italic" style:font-name-complex="ＭＳ Ｐゴシック1" style:font-size-complex="24pt" style:language-complex="en" style:country-complex="US" style:font-style-complex="italic"/>
    </style:style>
    <style:style style:name="T13" style:family="text">
      <style:text-properties fo:font-size="24pt" fo:language="en" fo:country="US" style:font-name-asian="ＭＳ Ｐゴシック1" style:font-size-asian="24pt" style:language-asian="en" style:country-asian="US" style:font-name-complex="ＭＳ Ｐゴシック1" style:font-size-complex="24pt" style:language-complex="en" style:country-complex="US"/>
    </style:style>
    <style:style style:name="T14" style:family="text">
      <style:text-properties fo:font-size="24pt" fo:language="en" fo:country="US" fo:font-style="italic" style:font-name-asian="ＭＳ Ｐゴシック1" style:font-size-asian="24pt" style:language-asian="en" style:country-asian="US" style:font-style-asian="italic" style:font-name-complex="ＭＳ Ｐゴシック1" style:font-size-complex="24pt" style:language-complex="en" style:country-complex="US" style:font-style-complex="italic"/>
    </style:style>
    <style:style style:name="T15" style:family="text">
      <style:text-properties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6" style:family="text">
      <style:text-properties style:font-name="Courier New" fo:font-size="16pt" fo:language="en" fo:country="US" fo:font-style="italic" style:font-name-asian="ＭＳ Ｐゴシック1" style:font-size-asian="16pt" style:language-asian="en" style:country-asian="US" style:font-style-asian="italic" style:font-name-complex="ＭＳ Ｐゴシック1" style:font-size-complex="16pt" style:language-complex="en" style:country-complex="US" style:font-style-complex="italic"/>
    </style:style>
    <style:style style:name="T17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8" style:family="text">
      <style:text-properties fo:font-size="16pt" fo:language="en" fo:country="US" fo:font-style="italic" style:font-name-asian="ＭＳ Ｐゴシック1" style:font-size-asian="16pt" style:language-asian="en" style:country-asian="US" style:font-style-asian="italic" style:font-name-complex="ＭＳ Ｐゴシック1" style:font-size-complex="16pt" style:language-complex="en" style:country-complex="US" style:font-style-complex="italic"/>
    </style:style>
    <style:style style:name="T19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20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21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22" style:family="text">
      <style:text-properties fo:color="#000000" style:text-position="0% 100%"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3" style:family="text">
      <style:text-properties style:font-name="Ariel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4" style:family="text">
      <style:text-properties style:font-name="Arial1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5" style:family="text">
      <style:text-properties fo:color="#9a9a9a" fo:font-size="28pt" fo:language="en" fo:country="US" style:font-name-asian="ＭＳ Ｐゴシック1" style:font-size-asian="28pt" style:language-asian="en" style:country-asian="US" style:font-name-complex="ＭＳ Ｐゴシック1" style:font-size-complex="28pt" style:language-complex="en" style:country-complex="US"/>
    </style:style>
    <style:style style:name="T26" style:family="text">
      <style:text-properties fo:font-size="16pt" fo:language="en" fo:country="US" style:text-underline-style="solid" style:text-underline-width="auto" style:text-underline-color="font-color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7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28" style:family="text">
      <style:text-properties fo:color="#000000" style:text-position="0% 100%" style:font-name="Courier New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29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30" style:family="text">
      <style:text-properties fo:color="#000000" style:text-position="0% 100%" style:font-name="Arial1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31" style:family="text">
      <style:text-properties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32" style:family="text">
      <style:text-properties style:font-name="Courier New2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33" style:family="text">
      <style:text-properties style:font-name="Courier New2"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34" style:family="text">
      <style:text-properties style:font-name="Courier New2" fo:font-size="16pt" fo:language="en" fo:country="US" fo:font-weight="normal" style:font-name-asian="ＭＳ Ｐゴシック1" style:font-size-asian="16pt" style:language-asian="en" style:country-asian="US" style:font-weight-asian="normal" style:font-name-complex="ＭＳ Ｐゴシック1" style:font-size-complex="16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">
        <style:list-level-properties text:min-label-width="0.912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">
        <style:list-level-properties text:min-label-width="0.93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464cm" text:min-label-width="0.56cm"/>
        <style:text-properties style:font-name="Courier New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494cm" text:min-label-width="0.547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1.918cm" text:min-label-width="0.635cm"/>
        <style:text-properties style:font-name="Arial1" fo:color="#00438b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">
        <style:list-level-properties text:min-label-width="0.908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draw:custom-shape draw:style-name="gr1" draw:text-style-name="P2" draw:layer="layout" svg:width="20.32cm" svg:height="4.868cm" svg:x="2.54cm" svg:y="3.175cm">
          <text:list text:style-name="L1">
            <text:list-header>
              <text:p text:style-name="P1"><text:span text:style-name="T1">Flik 11: Reguljära uttry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32cm" svg:height="4.869cm" svg:x="2.54cm" svg:y="8.043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714cm" svg:height="10.288cm" svg:x="2.584cm" svg:y="2.055cm" draw:page-number="1" presentation:class="page"/>
          <draw:custom-shape draw:style-name="gr7" draw:text-style-name="P3" draw:layer="layout" svg:width="13.758cm" svg:height="11.522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custom-shape draw:style-name="gr8" draw:text-style-name="P9" draw:layer="layout" svg:width="20.32cm" svg:height="2.54cm" svg:x="2.54cm" svg:y="0cm">
          <text:list text:style-name="L1">
            <text:list-header>
              <text:p text:style-name="P8"><text:span text:style-name="T3">Reguljära uttry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0.32cm" svg:height="15.279cm" svg:x="2.54cm" svg:y="3.215cm">
          <text:list text:style-name="L3">
            <text:list-item>
              <text:p text:style-name="P10"><text:span text:style-name="T4">Ett reguljärt uttryck är ett mönster för att matcha en eller flera strängar</text:span></text:p>
            </text:list-item>
            <text:list-item>
              <text:p text:style-name="P10"><text:span text:style-name="T4">Ett reguljärt uttryck består av en följd av villkor som alla ska vara uppfyllda för att få en match</text:span></text:p>
            </text:list-item>
            <text:list-item>
              <text:p text:style-name="P10"><text:span text:style-name="T4">Modulen </text:span><text:span text:style-name="T5">re</text:span><text:span text:style-name="T4"> används i Python för reguljära uttryck</text:span></text:p>
            </text:list-item>
          </text:list>
          <text:list text:style-name="L4">
            <text:list-header>
              <text:p text:style-name="P1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custom-shape draw:style-name="gr14" draw:text-style-name="P9" draw:layer="layout" svg:width="20.32cm" svg:height="2.54cm" svg:x="2.54cm" svg:y="0cm">
          <text:list text:style-name="L1">
            <text:list-header>
              <text:p text:style-name="P8"><text:span text:style-name="T3">Beståndsdelarna i regex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0.32cm" svg:height="13.083cm" svg:x="2.54cm" svg:y="3.215cm">
          <text:list text:style-name="L3">
            <text:list-item>
              <text:p text:style-name="P10"><text:span text:style-name="T4">Reguljära uttryck byggs upp med fyra olika tekniker:</text:span></text:p>
            </text:list-item>
          </text:list>
          <text:list text:style-name="L5">
            <text:list-item>
              <text:list>
                <text:list-item>
                  <text:p text:style-name="P17"><text:span text:style-name="T7">Förankringar</text:span></text:p>
                </text:list-item>
                <text:list-item>
                  <text:p text:style-name="P17"><text:span text:style-name="T7">Multiplikatorer</text:span></text:p>
                </text:list-item>
                <text:list-item>
                  <text:p text:style-name="P17"><text:span text:style-name="T7">Atomer</text:span></text:p>
                </text:list-item>
                <text:list-item>
                  <text:p text:style-name="P17"><text:span text:style-name="T7">Regist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3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custom-shape draw:style-name="gr19" draw:text-style-name="P9" draw:layer="layout" svg:width="20.32cm" svg:height="2.54cm" svg:x="2.54cm" svg:y="0cm">
          <text:list text:style-name="L1">
            <text:list-header>
              <text:p text:style-name="P8"><text:span text:style-name="T8">A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0" draw:layer="layout" svg:width="20.32cm" svg:height="13.083cm" svg:x="2.54cm" svg:y="3.215cm">
          <text:list text:style-name="L6">
            <text:list-header>
              <text:p text:style-name="P18"><text:span text:style-name="T9">.</text:span><text:span text:style-name="T10"><text:tab/></text:span><text:span text:style-name="T10"><text:tab/></text:span><text:span text:style-name="T10">Matchar ett (1) godtyckligt tecken</text:span></text:p>
            </text:list-header>
          </text:list>
          <text:list text:style-name="L4">
            <text:list-header>
              <text:p text:style-name="P18"><text:span text:style-name="T9">a.b</text:span><text:span text:style-name="T10"><text:tab/></text:span><text:span text:style-name="T10">Matchar alla strängar med 'a' följt av godtyckligt tecken, följt av 'b'</text:span></text:p>
              <text:p text:style-name="P18"><text:span text:style-name="T9">...</text:span><text:span text:style-name="T10"><text:tab/></text:span><text:span text:style-name="T10">Matchar alla strängar med tre tecken</text:span></text:p>
              <text:p text:style-name="P19"><text:span text:style-name="T10"/></text:p>
              <text:p text:style-name="P19"><text:span text:style-name="T10"/></text:p>
              <text:p text:style-name="P19"><text:span text:style-name="T10"><text:s text:c="3"/></text:span><text:span text:style-name="T10">Vissa tecken, som exempelvis punkten ovan, har en specialbetydelse (“metatecken”). <text:s/>Alla tecken som inte har en specialbetydelse är atomer som matchar sig själva, som ”a” och ”b” ova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4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draw:custom-shape draw:style-name="gr24" draw:text-style-name="P9" draw:layer="layout" svg:width="20.32cm" svg:height="2.54cm" svg:x="2.54cm" svg:y="0cm">
          <text:list text:style-name="L1">
            <text:list-header>
              <text:p text:style-name="P8"><text:span text:style-name="T8">Förankringar – matchar noll teck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0" draw:layer="layout" svg:width="20.32cm" svg:height="13.083cm" svg:x="2.54cm" svg:y="3.215cm">
          <text:list text:style-name="L4">
            <text:list-header>
              <text:p text:style-name="P18"><text:span text:style-name="T9">^</text:span><text:span text:style-name="T10"><text:tab/></text:span><text:span text:style-name="T10"><text:tab/></text:span><text:span text:style-name="T10">Först i strängen, efterföljande uttryck måste finnas först i strängen</text:span></text:p>
              <text:p text:style-name="P18"><text:span text:style-name="T9">^abc</text:span><text:span text:style-name="T10"><text:tab/></text:span><text:span text:style-name="T10">Matchar alla strängar som inleds med 'abc'</text:span></text:p>
              <text:p text:style-name="P18"><text:span text:style-name="T9">$</text:span><text:span text:style-name="T10"><text:tab/></text:span><text:span text:style-name="T10"><text:tab/></text:span><text:span text:style-name="T10">Sist i strängen, uttrycket innan måste stå sist i strängen</text:span></text:p>
              <text:p text:style-name="P18"><text:span text:style-name="T9">abc$</text:span><text:span text:style-name="T10"><text:tab/></text:span><text:span text:style-name="T10">Matchar alla strängar som slutar med 'abc'</text:span></text:p>
              <text:p text:style-name="P1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5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draw:custom-shape draw:style-name="gr29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multiplik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0" draw:layer="layout" svg:width="20.32cm" svg:height="14.27cm" svg:x="2.54cm" svg:y="3.215cm">
          <text:list text:style-name="L4">
            <text:list-header>
              <text:p text:style-name="P18"><text:span text:style-name="T9">*</text:span><text:span text:style-name="T10"><text:tab/></text:span><text:span text:style-name="T10"><text:tab/></text:span><text:span text:style-name="T10">Föregående uttryck kan upprepas noll eller flera gånger</text:span></text:p>
              <text:p text:style-name="P18"><text:span text:style-name="T9">X1*$</text:span><text:span text:style-name="T10"><text:tab/></text:span><text:span text:style-name="T10">Alla rader som slutar med ett </text:span><text:span text:style-name="T9">X</text:span><text:span text:style-name="T10"> följt av noll till oändligt många </text:span><text:span text:style-name="T9">1</text:span></text:p>
              <text:p text:style-name="P18"><text:span text:style-name="T9">?</text:span><text:span text:style-name="T10"><text:tab/></text:span><text:span text:style-name="T10"><text:tab/></text:span><text:span text:style-name="T10">Föregående uttryck kan upprepas noll eller en gång</text:span></text:p>
              <text:p text:style-name="P18"><text:span text:style-name="T9">Mr?s</text:span><text:span text:style-name="T10"><text:tab/></text:span><text:span text:style-name="T10">Matchar </text:span><text:span text:style-name="T9">Ms</text:span><text:span text:style-name="T10"> eller </text:span><text:span text:style-name="T9">Mrs</text:span></text:p>
              <text:p text:style-name="P18"><text:span text:style-name="T9">+</text:span><text:span text:style-name="T10"><text:tab/></text:span><text:span text:style-name="T10"><text:tab/></text:span><text:span text:style-name="T10">Föregående uttryck kan upprepas en eller oändligt antal gånger</text:span></text:p>
              <text:p text:style-name="P18"><text:span text:style-name="T9">X1+$</text:span><text:span text:style-name="T10"><text:tab/></text:span><text:span text:style-name="T10">Matchar en sträng bestående av ett </text:span><text:span text:style-name="T9">X</text:span><text:span text:style-name="T10"> följt av minst en </text:span><text:span text:style-name="T9">1</text:span></text:p>
              <text:p text:style-name="P1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6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draw:custom-shape draw:style-name="gr34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multiplik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4" draw:layer="layout" svg:width="20.32cm" svg:height="13.714cm" svg:x="2.54cm" svg:y="3.215cm">
          <text:list text:style-name="L4">
            <text:list-header>
              <text:p text:style-name="P21"><text:span text:style-name="T11">{</text:span><text:span text:style-name="T12">m</text:span><text:span text:style-name="T11">,</text:span><text:span text:style-name="T12">n</text:span><text:span text:style-name="T11">}</text:span><text:span text:style-name="T13"><text:tab/></text:span><text:span text:style-name="T13">Matchar strängar där föregående uttryck förekommer mellan </text:span><text:span text:style-name="T14">m</text:span><text:span text:style-name="T13"> och </text:span><text:span text:style-name="T14">n</text:span><text:span text:style-name="T13"> </text:span><text:span text:style-name="T13"><text:tab/></text:span><text:span text:style-name="T13">gånger efter varandra</text:span></text:p>
              <text:p text:style-name="P21"><text:span text:style-name="T11">{</text:span><text:span text:style-name="T12">m}</text:span><text:span text:style-name="T13"><text:tab/></text:span><text:span text:style-name="T13">Matchar strängar där föregående uttryck förekommer exakt </text:span><text:span text:style-name="T14">m</text:span><text:span text:style-name="T13"> gånger i </text:span><text:span text:style-name="T13"><text:tab/></text:span><text:span text:style-name="T13">följd</text:span></text:p>
              <text:p text:style-name="P21"><text:span text:style-name="T11">a{8}</text:span><text:span text:style-name="T13"><text:tab/></text:span><text:span text:style-name="T13">En sträng med åtta 'a' efter varandra</text:span></text:p>
              <text:p text:style-name="P22"><text:span text:style-name="T13"/></text:p>
            </text:list-header>
          </text:list>
          <text:list text:style-name="L7">
            <text:list-item>
              <text:p text:style-name="P23"><text:span text:style-name="T13">Obs </text:span><text:span text:style-name="T11">*, +, ?, {m,n}</text:span><text:span text:style-name="T13"> är "giriga" - dvs matchar så mycket som möjligt</text:span></text:p>
            </text:list-item>
            <text:list-item>
              <text:p text:style-name="P23"><text:span text:style-name="T13">Använd </text:span><text:span text:style-name="T11">*?, +?, ??, {m,n}?</text:span><text:span text:style-name="T13"> för att matcha minimalt</text:span></text:p>
            </text:list-item>
          </text:list>
          <text:list text:style-name="L4">
            <text:list-header>
              <text:p text:style-name="P2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7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draw:custom-shape draw:style-name="gr39" draw:text-style-name="P9" draw:layer="layout" svg:width="20.32cm" svg:height="2.54cm" svg:x="2.54cm" svg:y="0cm">
          <text:list text:style-name="L1">
            <text:list-header>
              <text:p text:style-name="P8"><text:span text:style-name="T8">Atomer – teckenmäng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9" draw:layer="layout" svg:width="20.32cm" svg:height="13.083cm" svg:x="2.54cm" svg:y="3.215cm">
          <text:list text:style-name="L3">
            <text:list-item>
              <text:p text:style-name="P25"><text:span text:style-name="T15">[</text:span><text:span text:style-name="T16">tecken</text:span><text:span text:style-name="T15">]</text:span><text:span text:style-name="T17"> - På platsen för uttrycket får endera av de tecken som anges i </text:span><text:span text:style-name="T18">tecken</text:span><text:span text:style-name="T17"> stå</text:span></text:p>
            </text:list-item>
            <text:list-item>
              <text:p text:style-name="P25"><text:span text:style-name="T16">tecken</text:span><text:span text:style-name="T17"> kan anges som uppräkning (</text:span><text:span text:style-name="T18">abcdxyz</text:span><text:span text:style-name="T17">), som intervall (</text:span><text:span text:style-name="T18">0-9</text:span><text:span text:style-name="T17">) eller som kombination av uppräkningar och intervall (</text:span><text:span text:style-name="T18">axz0-9FPU</text:span><text:span text:style-name="T17">)</text:span></text:p>
            </text:list-item>
            <text:list-item>
              <text:p text:style-name="P25"><text:span text:style-name="T17">Exempel:</text:span></text:p>
            </text:list-item>
          </text:list>
          <text:list text:style-name="L8">
            <text:list-item>
              <text:list>
                <text:list-item>
                  <text:p text:style-name="P26"><text:span text:style-name="T19">^[abc]</text:span><text:span text:style-name="T20"> - </text:span><text:span text:style-name="T21">Alla rader som inleds med 'a', 'b' eller 'c'</text:span></text:p>
                </text:list-item>
                <text:list-item>
                  <text:p text:style-name="P26"><text:span text:style-name="T19">^[_A-Za-z][_A-Za-z0-9]*$</text:span><text:span text:style-name="T20"> </text:span><text:span text:style-name="T21">- Matchar variabelnamn i bl.a. C</text:span></text:p>
                </text:list-item>
              </text:list>
            </text:list-item>
          </text:list>
          <text:list text:style-name="L3">
            <text:list-item>
              <text:p text:style-name="P27"><text:span text:style-name="T17">Om första tecknet är ’^’ så negeras villkoret, dvs </text:span><text:span text:style-name="T15">[^abc]</text:span><text:span text:style-name="T17"> matchar strängar som </text:span><text:span text:style-name="T18">inte</text:span><text:span text:style-name="T17"> har ’a’, ’b’ eller ’c’ i aktuell position</text:span></text:p>
            </text:list-item>
            <text:list-item>
              <text:p text:style-name="P27"><text:span text:style-name="T17">Specialtecken - se vidare </text:span><text:span text:style-name="T18">kapitel 12 - Regular Expressions</text:span></text:p>
            </text:list-item>
          </text:list>
          <text:list text:style-name="L8">
            <text:list-item>
              <text:list>
                <text:list-item>
                  <text:p text:style-name="P26"><text:span text:style-name="T19">\d <text:s/></text:span><text:span text:style-name="T21">samma som </text:span><text:span text:style-name="T19">[0-9]</text:span></text:p>
                </text:list-item>
                <text:list-item>
                  <text:p text:style-name="P26"><text:span text:style-name="T19">\D <text:s/></text:span><text:span text:style-name="T21">samma som </text:span><text:span text:style-name="T19">[^0-9]</text:span></text:p>
                </text:list-item>
                <text:list-item>
                  <text:p text:style-name="P26"><text:span text:style-name="T19">\w <text:s/></text:span><text:span text:style-name="T21">matchar en bokstav, siffra eller understrykningstecken.</text:span></text:p>
                </text:list-item>
                <text:list-item>
                  <text:p text:style-name="P26"><text:span text:style-name="T19">[^\W\d_] </text:span><text:span text:style-name="T21"><text:s/>matchar en godtycklig bokstav (inklusive åäö...)</text:span></text:p>
                </text:list-item>
                <text:list-item>
                  <text:p text:style-name="P26"><text:span text:style-name="T19">\s </text:span><text:span text:style-name="T21"><text:s text:c="2"/>osynligt tecken, samma som </text:span><text:span text:style-name="T19">[ \n\t\r\v\f]</text:span></text:p>
                </text:list-item>
              </text:list>
            </text:list-item>
          </text:list>
          <text:list text:style-name="L4">
            <text:list-header>
              <text:p text:style-name="P28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8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draw:custom-shape draw:style-name="gr44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– 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9" draw:layer="layout" svg:width="20.32cm" svg:height="13.083cm" svg:x="2.54cm" svg:y="3.215cm">
          <text:list text:style-name="L3">
            <text:list-item>
              <text:p text:style-name="P25"><text:span text:style-name="T15">(</text:span><text:span text:style-name="T16">uttryck</text:span><text:span text:style-name="T15">)</text:span><text:span text:style-name="T17"> – Grupperar, dvs gör uttryck till en atom</text:span></text:p>
            </text:list-item>
            <text:list-item>
              <text:p text:style-name="P25"><text:span text:style-name="T15">|</text:span><text:span text:style-name="T17"> (pipe-tecken) - matchar flera uttryck separerade av |</text:span></text:p>
            </text:list-item>
            <text:list-item>
              <text:p text:style-name="P25"><text:span text:style-name="T17">Exempel:</text:span></text:p>
            </text:list-item>
          </text:list>
          <text:list text:style-name="L9">
            <text:list-item>
              <text:list>
                <text:list-header>
                  <text:p text:style-name="P30"><text:span text:style-name="T19">Mr|Ms </text:span><text:span text:style-name="T21">matchar en sträng som innehåller </text:span><text:span text:style-name="T19">Mr</text:span><text:span text:style-name="T21"> eller </text:span><text:span text:style-name="T19">Ms</text:span></text:p>
                  <text:p text:style-name="P30"><text:span text:style-name="T19">(ka|pe|o)lle <text:s/></text:span><text:span text:style-name="T21">matchar kalle, pelle, olle</text:span></text:p>
                </text:list-header>
              </text:list>
            </text:list-item>
          </text:list>
          <text:list text:style-name="L3">
            <text:list-item>
              <text:p text:style-name="P27"><text:span text:style-name="T15">\</text:span><text:span text:style-name="T17"> - Ta bort specialbetydelsen av metatecken:</text:span></text:p>
            </text:list-item>
          </text:list>
          <text:list text:style-name="L9">
            <text:list-item>
              <text:list>
                <text:list-header>
                  <text:p text:style-name="P30"><text:span text:style-name="T19">\*\+ </text:span><text:span text:style-name="T21">matchar en sträng som innehåller </text:span><text:span text:style-name="T19">*+</text:span></text:p>
                </text:list-header>
              </text:list>
            </text:list-item>
          </text:list>
          <text:list text:style-name="L3">
            <text:list-item>
              <text:p text:style-name="P27"><text:span text:style-name="T23">Parenteserna har ytterligare en effekt: matchad delsträng sparas i ett ”kom ihåg-register”</text:span></text:p>
            </text:list-item>
            <text:list-item>
              <text:p text:style-name="P27"><text:span text:style-name="T23">Innehållet i registret kan plockas fram med </text:span><text:span text:style-name="T15">\1</text:span></text:p>
            </text:list-item>
            <text:list-item>
              <text:p text:style-name="P27"><text:span text:style-name="T15">(\w)\1 </text:span><text:span text:style-name="T24">matchar Kalle, Nisse och Anna, men inte Urban eller Eva.</text:span></text:p>
            </text:list-item>
            <text:list-item>
              <text:p text:style-name="P27"><text:span text:style-name="T24">Varje nytt parentespar motsvarar ett nytt register, plockas fram med </text:span><text:span text:style-name="T15">\2</text:span><text:span text:style-name="T24">, </text:span><text:span text:style-name="T15">\3</text:span><text:span text:style-name="T24"> osv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9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draw:custom-shape draw:style-name="gr49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exemp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5" draw:layer="layout" svg:width="20.32cm" svg:height="13.083cm" svg:x="2.54cm" svg:y="3.215cm">
          <text:list text:style-name="L3">
            <text:list-item>
              <text:p text:style-name="P31"><text:span text:style-name="T17">Ett heltal:</text:span></text:p>
            </text:list-item>
          </text:list>
          <text:list text:style-name="L4">
            <text:list-header>
              <text:p text:style-name="P32"><text:span text:style-name="T17"><text:tab/></text:span><text:span text:style-name="T17"><text:tab/></text:span><text:span text:style-name="T15">[0-9]+</text:span></text:p>
            </text:list-header>
          </text:list>
          <text:list text:style-name="L3">
            <text:list-item>
              <text:p text:style-name="P33"><text:span text:style-name="T17">Tomma rader och rader med enbart blanktecken i:</text:span></text:p>
            </text:list-item>
          </text:list>
          <text:list text:style-name="L4">
            <text:list-header>
              <text:p text:style-name="P32"><text:span text:style-name="T17"><text:tab/></text:span><text:span text:style-name="T17"><text:tab/></text:span><text:span text:style-name="T15">^ *$</text:span></text:p>
            </text:list-header>
          </text:list>
          <text:list text:style-name="L3">
            <text:list-item>
              <text:p text:style-name="P33"><text:span text:style-name="T17">Rader med enbart versaler:</text:span></text:p>
            </text:list-item>
          </text:list>
          <text:list text:style-name="L4">
            <text:list-header>
              <text:p text:style-name="P32"><text:span text:style-name="T17"><text:tab/></text:span><text:span text:style-name="T17"><text:tab/></text:span><text:span text:style-name="T15">^[A-Z]*$</text:span></text:p>
            </text:list-header>
          </text:list>
          <text:list text:style-name="L3">
            <text:list-item>
              <text:p text:style-name="P33"><text:span text:style-name="T17">Rader som inleds med två asterisker följt av en punkt:</text:span></text:p>
            </text:list-item>
          </text:list>
          <text:list text:style-name="L4">
            <text:list-header>
              <text:p text:style-name="P32"><text:span text:style-name="T17"><text:tab/></text:span><text:span text:style-name="T17"><text:tab/></text:span><text:span text:style-name="T15">^\*\*\.</text:span></text:p>
            </text:list-header>
          </text:list>
          <text:list text:style-name="L3">
            <text:list-item>
              <text:p text:style-name="P33"><text:span text:style-name="T17">Rader som inte avslutas med 'a':</text:span></text:p>
            </text:list-item>
          </text:list>
          <text:list text:style-name="L4">
            <text:list-header>
              <text:p text:style-name="P32"><text:span text:style-name="T17"><text:tab/></text:span><text:span text:style-name="T17"><text:tab/></text:span><text:span text:style-name="T15">[^a]$</text:span></text:p>
              <text:p text:style-name="P3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0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draw:custom-shape draw:style-name="gr54" draw:text-style-name="P9" draw:layer="layout" svg:width="20.32cm" svg:height="2.54cm" svg:x="2.54cm" svg:y="0cm">
          <text:list text:style-name="L1">
            <text:list-header>
              <text:p text:style-name="P8"><text:span text:style-name="T25">Reguljära uttryck - ma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9" draw:layer="layout" svg:width="20.32cm" svg:height="13.083cm" svg:x="2.54cm" svg:y="3.215cm">
          <text:list text:style-name="L3">
            <text:list-item>
              <text:p text:style-name="P36"><text:span text:style-name="T18">re.match()</text:span><text:span text:style-name="T17"> matchar bara från </text:span><text:span text:style-name="T26">början</text:span><text:span text:style-name="T17"> på en sträng</text:span></text:p>
            </text:list-item>
          </text:list>
          <text:list text:style-name="L9">
            <text:list-item>
              <text:list>
                <text:list-header>
                  <text:p text:style-name="P37"><text:span text:style-name="T19">&gt;&gt;&gt; </text:span><text:span text:style-name="T27">import re</text:span></text:p>
                  <text:p text:style-name="P37"><text:span text:style-name="T19">&gt;&gt;&gt; </text:span><text:span text:style-name="T27">s = 'abc'</text:span></text:p>
                  <text:p text:style-name="P37"><text:span text:style-name="T19">&gt;&gt;&gt; </text:span><text:span text:style-name="T27">re.match('a', s)</text:span></text:p>
                </text:list-header>
                <text:list-item>
                  <text:p text:style-name="P37"><text:span text:style-name="T19">&lt;re.Match object; span=(0, 1), match='a'&gt;</text:span></text:p>
                </text:list-item>
                <text:list-item>
                  <text:p text:style-name="P37"><text:span text:style-name="T19">&gt;&gt;&gt; </text:span><text:span text:style-name="T27">re.match('a.c', s)</text:span></text:p>
                </text:list-item>
                <text:list-item>
                  <text:p text:style-name="P37"><text:span text:style-name="T19">&lt;re.Match object; span=(0, 3), match='abc'&gt;</text:span></text:p>
                </text:list-item>
                <text:list-item>
                  <text:p text:style-name="P37"><text:span text:style-name="T19">&gt;&gt;&gt; </text:span><text:span text:style-name="T27">re.match('b', s)</text:span></text:p>
                </text:list-item>
                <text:list-item>
                  <text:p text:style-name="P37"><text:span text:style-name="T19">&gt;&gt;&gt; </text:span></text:p>
                </text:list-item>
                <text:list-item>
                  <text:p text:style-name="P37"><text:span text:style-name="T19"/></text:p>
                </text:list-item>
              </text:list>
            </text:list-item>
          </text:list>
          <text:list text:style-name="L3">
            <text:list-header>
              <text:p text:style-name="P38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1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draw:custom-shape draw:style-name="gr59" draw:text-style-name="P9" draw:layer="layout" svg:width="20.32cm" svg:height="2.54cm" svg:x="2.54cm" svg:y="0cm">
          <text:list text:style-name="L1">
            <text:list-header>
              <text:p text:style-name="P8"><text:span text:style-name="T25">Reguljära uttryck - sear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9" draw:layer="layout" svg:width="20.32cm" svg:height="13.083cm" svg:x="2.54cm" svg:y="3.215cm">
          <text:list text:style-name="L3">
            <text:list-item>
              <text:p text:style-name="P36"><text:span text:style-name="T18">re.search()</text:span><text:span text:style-name="T17"> matchar godtycklig del (jmf sed, awk, perl etc)</text:span></text:p>
            </text:list-item>
          </text:list>
          <text:list text:style-name="L9">
            <text:list-item>
              <text:list>
                <text:list-header>
                  <text:p text:style-name="P37"><text:span text:style-name="T19">&gt;&gt;&gt; </text:span><text:span text:style-name="T27">import re</text:span></text:p>
                  <text:p text:style-name="P37"><text:span text:style-name="T19">&gt;&gt;&gt; </text:span><text:span text:style-name="T27">s = 'abc'</text:span></text:p>
                  <text:p text:style-name="P37"><text:span text:style-name="T19">&gt;&gt;&gt; </text:span><text:span text:style-name="T27">re.search('a', s)</text:span></text:p>
                </text:list-header>
                <text:list-item>
                  <text:p text:style-name="P37"><text:span text:style-name="T19">&lt;re.Match object; span=(0, 1), match='a'&gt;</text:span></text:p>
                </text:list-item>
                <text:list-item>
                  <text:p text:style-name="P37"><text:span text:style-name="T19">&gt;&gt;&gt; </text:span><text:span text:style-name="T27">re.search('.c', s)</text:span></text:p>
                </text:list-item>
                <text:list-item>
                  <text:p text:style-name="P37"><text:span text:style-name="T19">&lt;re.Match object; span=(1, 3), match='bc'&gt;</text:span></text:p>
                </text:list-item>
                <text:list-item>
                  <text:p text:style-name="P37"><text:span text:style-name="T19">&gt;&gt;&gt; </text:span><text:span text:style-name="T27">re.search('b', s)</text:span></text:p>
                </text:list-item>
                <text:list-item>
                  <text:p text:style-name="P37"><text:span text:style-name="T19">&lt;re.Match object; span=(1, 2), match='b'&gt;</text:span></text:p>
                </text:list-item>
                <text:list-item>
                  <text:p text:style-name="P37"><text:span text:style-name="T19">&gt;&gt;&gt;</text:span></text:p>
                </text:list-item>
              </text:list>
            </text:list-item>
          </text:list>
          <text:list text:style-name="L4">
            <text:list-header>
              <text:p text:style-name="P40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2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draw:custom-shape draw:style-name="gr64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group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43" draw:layer="layout" svg:width="20.32cm" svg:height="13.083cm" svg:x="2.54cm" svg:y="3.215cm">
          <text:list text:style-name="L3">
            <text:list-item>
              <text:p text:style-name="P36"><text:span text:style-name="T18">group()</text:span></text:p>
            </text:list-item>
          </text:list>
          <text:list text:style-name="L9">
            <text:list-item>
              <text:list>
                <text:list-header>
                  <text:p text:style-name="P37"><text:span text:style-name="T19">&gt;&gt;&gt; </text:span><text:span text:style-name="T27">import re</text:span></text:p>
                  <text:p text:style-name="P37"><text:span text:style-name="T19">&gt;&gt;&gt; </text:span><text:span text:style-name="T27">s = 'abc'</text:span></text:p>
                  <text:p text:style-name="P37"><text:span text:style-name="T19">&gt;&gt;&gt; </text:span><text:span text:style-name="T27">re.search('b.',s).group()</text:span></text:p>
                  <text:p text:style-name="P37"><text:span text:style-name="T19">'bc'</text:span></text:p>
                  <text:p text:style-name="P37"><text:span text:style-name="T19">&gt;&gt;&gt; </text:span><text:span text:style-name="T27">re.search('b$',s).group()</text:span></text:p>
                  <text:p text:style-name="P37"><text:span text:style-name="T19">Traceback ...</text:span></text:p>
                  <text:p text:style-name="P37"><text:span text:style-name="T19">Attribute error...</text:span></text:p>
                </text:list-header>
              </text:list>
            </text:list-item>
          </text:list>
          <text:list text:style-name="L3">
            <text:list-header>
              <text:p text:style-name="P38"><text:span text:style-name="T19"><text:s text:c="2"/></text:span><text:span text:style-name="T19">&gt;&gt;&gt; </text:span><text:span text:style-name="T27">m = re.search('b$',s)</text:span></text:p>
            </text:list-header>
          </text:list>
          <text:list text:style-name="L9">
            <text:list-item>
              <text:list>
                <text:list-header>
                  <text:p text:style-name="P41"><text:span text:style-name="T19">&gt;&gt;&gt; </text:span><text:span text:style-name="T27">if m:</text:span></text:p>
                  <text:p text:style-name="P37"><text:span text:style-name="T19">&gt;&gt;&gt; <text:s text:c="4"/></text:span><text:span text:style-name="T27">print(m.group())</text:span></text:p>
                  <text:p text:style-name="P37"><text:span text:style-name="T19">&gt;&gt;&gt; </text:span><text:span text:style-name="T27">else:</text:span></text:p>
                  <text:p text:style-name="P37"><text:span text:style-name="T19">&gt;&gt;&gt; <text:s text:c="4"/></text:span><text:span text:style-name="T27">print('miss')</text:span></text:p>
                  <text:p text:style-name="P37"><text:span text:style-name="T19">...</text:span></text:p>
                  <text:p text:style-name="P37"><text:span text:style-name="T19">miss</text:span></text:p>
                </text:list-header>
              </text:list>
            </text:list-item>
          </text:list>
          <text:list text:style-name="L4">
            <text:list-header>
              <text:p text:style-name="P42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3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draw:custom-shape draw:style-name="gr69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grupp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8" draw:layer="layout" svg:width="20.32cm" svg:height="13.881cm" svg:x="2.54cm" svg:y="3.215cm">
          <text:list text:style-name="L3">
            <text:list-item>
              <text:p text:style-name="P44"><text:span text:style-name="T17">För att extrahera ut en del av ett uttryck kan gruppering med parenteser användas.</text:span></text:p>
            </text:list-item>
            <text:list-item>
              <text:p text:style-name="P44"><text:span text:style-name="T18">group(N) </text:span><text:span text:style-name="T17">- returnerar sub-grupper, dvs uttryck inom parenteser</text:span></text:p>
            </text:list-item>
          </text:list>
          <text:list text:style-name="L9">
            <text:list-item>
              <text:list>
                <text:list-header>
                  <text:p text:style-name="P45"><text:span text:style-name="T19">&gt;&gt;&gt; </text:span><text:span text:style-name="T27">import re</text:span></text:p>
                  <text:p text:style-name="P45"><text:span text:style-name="T19">&gt;&gt;&gt; </text:span><text:span text:style-name="T27">s = 'Bokningskod abc-123.'</text:span></text:p>
                  <text:p text:style-name="P45"><text:span text:style-name="T19">&gt;&gt;&gt; </text:span><text:span text:style-name="T27">m = re.search(r'(\w{3})-(\d{3})',s)</text:span></text:p>
                  <text:p text:style-name="P45"><text:span text:style-name="T19">&gt;&gt;&gt; </text:span><text:span text:style-name="T27">m.group()</text:span></text:p>
                  <text:p text:style-name="P45"><text:span text:style-name="T19">'abc-123'</text:span></text:p>
                  <text:p text:style-name="P45"><text:span text:style-name="T19">&gt;&gt;&gt; </text:span><text:span text:style-name="T27">m.group(1)</text:span></text:p>
                  <text:p text:style-name="P45"><text:span text:style-name="T19">'abc'</text:span></text:p>
                  <text:p text:style-name="P45"><text:span text:style-name="T19">&gt;&gt;&gt; </text:span><text:span text:style-name="T27">m.group(2)</text:span></text:p>
                  <text:p text:style-name="P45"><text:span text:style-name="T19">'123'</text:span></text:p>
                </text:list-header>
              </text:list>
            </text:list-item>
          </text:list>
          <text:list text:style-name="L3">
            <text:list-item>
              <text:p text:style-name="P46"><text:span text:style-name="T17">För att referera till grupper används <text:s/>\1 för att referera till grupp 1 osv.</text:span></text:p>
            </text:list-item>
          </text:list>
          <text:list text:style-name="L4">
            <text:list-header>
              <text:p text:style-name="P47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4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draw:custom-shape draw:style-name="gr74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grupp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35" draw:layer="layout" svg:width="20.32cm" svg:height="13.083cm" svg:x="2.54cm" svg:y="3.215cm">
          <text:list text:style-name="L3">
            <text:list-item>
              <text:p text:style-name="P31"><text:span text:style-name="T18">groups() </text:span><text:span text:style-name="T17">- returnerar alla sub-grupper som en tupel av strängar</text:span></text:p>
            </text:list-item>
          </text:list>
          <text:list text:style-name="L9">
            <text:list-item>
              <text:list>
                <text:list-header>
                  <text:p text:style-name="P49"><text:span text:style-name="T19">&gt;&gt;&gt; </text:span><text:span text:style-name="T27">m.groups()</text:span></text:p>
                  <text:p text:style-name="P49"><text:span text:style-name="T19">('abc', '123')</text:span></text:p>
                  <text:p text:style-name="P49"><text:span text:style-name="T19">&gt;&gt;&gt; </text:span><text:span text:style-name="T27">m = re.search(r'(\w{3})',s)</text:span></text:p>
                  <text:p text:style-name="P49"><text:span text:style-name="T19">&gt;&gt;&gt; </text:span><text:span text:style-name="T27">m.groups()</text:span></text:p>
                  <text:p text:style-name="P49"><text:span text:style-name="T19">('abc',)</text:span></text:p>
                </text:list-header>
              </text:list>
            </text:list-item>
          </text:list>
          <text:list text:style-name="L3">
            <text:list-item>
              <text:p text:style-name="P50"><text:span text:style-name="T15">r'str'</text:span><text:span text:style-name="T17"> - använd raw-strings!! </text:span><text:span text:style-name="T15">'\b'</text:span><text:span text:style-name="T17"> tolkas annars t.ex. som ascii 8</text:span></text:p>
            </text:list-item>
          </text:list>
          <text:list text:style-name="L4">
            <text:list-header>
              <text:p text:style-name="P28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5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draw:custom-shape draw:style-name="gr79" draw:text-style-name="P9" draw:layer="layout" svg:width="20.32cm" svg:height="2.963cm" svg:x="2.54cm" svg:y="-0.423cm">
          <text:list text:style-name="L1">
            <text:list-header>
              <text:p text:style-name="P8"><text:span text:style-name="T8">Reguljära uttryck - findall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54" draw:layer="layout" svg:width="20.32cm" svg:height="13.291cm" svg:x="2.54cm" svg:y="3.215cm">
          <text:list text:style-name="L3">
            <text:list-item>
              <text:p text:style-name="P51"><text:span text:style-name="T17">findall() returnerar </text:span><text:span text:style-name="T26">alla</text:span><text:span text:style-name="T17"> matchande mönster i en sträng</text:span></text:p>
            </text:list-item>
          </text:list>
          <text:list text:style-name="L9">
            <text:list-item>
              <text:list>
                <text:list-header>
                  <text:p text:style-name="P52"><text:span text:style-name="T19">&gt;&gt;&gt; </text:span><text:span text:style-name="T27">s = 'Koderna är abc-123 och bcd-234.'</text:span></text:p>
                  <text:p text:style-name="P52"><text:span text:style-name="T19">&gt;&gt;&gt; </text:span><text:span text:style-name="T27">re.findall(r'\w{3}-\d{3}',s)</text:span></text:p>
                  <text:p text:style-name="P52"><text:span text:style-name="T19">['abc-123', 'bcd-234']</text:span></text:p>
                  <text:p text:style-name="P52"><text:span text:style-name="T19">&gt;&gt;&gt; </text:span><text:span text:style-name="T27">re.findall(r'(\w{3})-(\d{3})', s)</text:span></text:p>
                  <text:p text:style-name="P52"><text:span text:style-name="T19">[('abc', '123'), ('bcd', '234')]</text:span></text:p>
                </text:list-header>
              </text:list>
            </text:list-item>
          </text:list>
          <text:list text:style-name="L3">
            <text:list-header>
              <text:p text:style-name="P53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6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draw:custom-shape draw:style-name="gr84" draw:text-style-name="P9" draw:layer="layout" svg:width="20.32cm" svg:height="2.963cm" svg:x="2.54cm" svg:y="-0.423cm">
          <text:list text:style-name="L1">
            <text:list-header>
              <text:p text:style-name="P8"><text:span text:style-name="T8">Reguljära uttryck - finditer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48" draw:layer="layout" svg:width="20.32cm" svg:height="13.291cm" svg:x="2.54cm" svg:y="3.215cm">
          <text:list text:style-name="L3">
            <text:list-item>
              <text:p text:style-name="P44"><text:span text:style-name="T17">finditer() returnerar en iterator som går att loopa över</text:span></text:p>
            </text:list-item>
          </text:list>
          <text:list text:style-name="L10">
            <text:list-item>
              <text:list>
                <text:list-item>
                  <text:p text:style-name="P55"><text:span text:style-name="T21">Obs! Returnerar ett match-objekt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45"><text:span text:style-name="T19">&gt;&gt;&gt; </text:span><text:span text:style-name="T27">for m in re.finditer(r'\w{3}-\d{3}',s):</text:span></text:p>
                  <text:p text:style-name="P45"><text:span text:style-name="T19">... <text:s text:c="4"/></text:span><text:span text:style-name="T27">print(m.group())</text:span></text:p>
                  <text:p text:style-name="P45"><text:span text:style-name="T27">...</text:span></text:p>
                  <text:p text:style-name="P45"><text:span text:style-name="T19">abc-123</text:span></text:p>
                  <text:p text:style-name="P45"><text:span text:style-name="T19">bcd-234</text:span></text:p>
                </text:list-header>
              </text:list>
            </text:list-item>
          </text:list>
          <text:list text:style-name="L3">
            <text:list-item>
              <text:p text:style-name="P46"><text:span text:style-name="T17">Observera skillnaden mellan </text:span><text:span text:style-name="T18">search/match</text:span><text:span text:style-name="T17"> och </text:span><text:span text:style-name="T18">findall/finditer</text:span></text:p>
            </text:list-item>
          </text:list>
          <text:list text:style-name="L9">
            <text:list-item>
              <text:list>
                <text:list-header>
                  <text:p text:style-name="P45"><text:span text:style-name="T19">&gt;&gt;&gt; </text:span><text:span text:style-name="T27">s = 'Koderna är abc-123 och bcd-234.'</text:span></text:p>
                  <text:p text:style-name="P45"><text:span text:style-name="T19">&gt;&gt;&gt; </text:span><text:span text:style-name="T27">re.search(r'\w{3}-\d{3}',s).group()</text:span></text:p>
                  <text:p text:style-name="P45"><text:span text:style-name="T19">'abc-123' <text:s text:c="5"/># dvs enbart första träffen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14cm" svg:height="10.288cm" svg:x="2.584cm" svg:y="2.055cm" draw:page-number="17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draw:custom-shape draw:style-name="gr89" draw:text-style-name="P9" draw:layer="layout" svg:width="20.32cm" svg:height="2.54cm" svg:x="2.54cm" svg:y="0cm">
          <text:list text:style-name="L1">
            <text:list-header>
              <text:p text:style-name="P8"><text:span text:style-name="T25">Reguljära uttryck - compile() och flagg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5" draw:layer="layout" svg:width="20.32cm" svg:height="13.083cm" svg:x="2.54cm" svg:y="3.215cm">
          <text:list text:style-name="L3">
            <text:list-item>
              <text:p text:style-name="P31"><text:span text:style-name="T18">compile() </text:span><text:span text:style-name="T17">- förkompilera reguljärt uttryck - mer effektivt om det ska användas flera gånger i ett program</text:span></text:p>
            </text:list-item>
          </text:list>
          <text:list text:style-name="L9">
            <text:list-item>
              <text:list>
                <text:list-header>
                  <text:p text:style-name="P49"><text:span text:style-name="T19">&gt;&gt;&gt; </text:span><text:span text:style-name="T27">import re</text:span></text:p>
                  <text:p text:style-name="P49"><text:span text:style-name="T19">&gt;&gt;&gt; </text:span><text:span text:style-name="T27">s = 'abc-123'</text:span></text:p>
                  <text:p text:style-name="P49"><text:span text:style-name="T19">&gt;&gt;&gt; </text:span><text:span text:style-name="T27">pat = re.compile(r'(\w{3})-(\d{3})')</text:span></text:p>
                  <text:p text:style-name="P49"><text:span text:style-name="T27">&gt;&gt;&gt; m = pat.search(s)</text:span></text:p>
                  <text:p text:style-name="P49"><text:span text:style-name="T19">&gt;&gt;&gt; </text:span><text:span text:style-name="T27">m.group()</text:span></text:p>
                  <text:p text:style-name="P49"><text:span text:style-name="T19">'abc-123'</text:span></text:p>
                </text:list-header>
              </text:list>
            </text:list-item>
          </text:list>
          <text:list text:style-name="L3">
            <text:list-item>
              <text:p text:style-name="P50"><text:span text:style-name="T18">compile(str [, flags]), search(pat, str [, flags]), match(pat, str [, flags])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21">Exempel på flaggor som modifierar beteendet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6"><text:span text:style-name="T21">re.I =&gt; Ignorera case</text:span></text:p>
                    </text:list-item>
                    <text:list-item>
                      <text:p text:style-name="P56"><text:span text:style-name="T21">re.X =&gt; Verbose</text:span></text:p>
                    </text:list-item>
                    <text:list-item>
                      <text:p text:style-name="P56"><text:span text:style-name="T21">Går att kombinera med pipe-tecken: re.I|re.X</text:span></text:p>
                    </text:list-item>
                  </text:list>
                </text:list-item>
              </text:list>
            </text:list-item>
          </text:list>
          <text:list text:style-name="L4">
            <text:list-header>
              <text:p text:style-name="P28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8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Standard" presentation:use-date-time-name="dtd1">
        <draw:custom-shape draw:style-name="gr94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split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48" draw:layer="layout" svg:width="20.32cm" svg:height="14.005cm" svg:x="2.54cm" svg:y="3.215cm">
          <text:list text:style-name="L3">
            <text:list-item>
              <text:p text:style-name="P44"><text:span text:style-name="T18">split() </text:span><text:span text:style-name="T17">- gör uppdelning av sträng baserat på reguljärt uttryck</text:span></text:p>
            </text:list-item>
          </text:list>
          <text:list text:style-name="L9">
            <text:list-item>
              <text:list>
                <text:list-header>
                  <text:p text:style-name="P45"><text:span text:style-name="T19">&gt;&gt;&gt; </text:span><text:span text:style-name="T27">import re</text:span></text:p>
                  <text:p text:style-name="P45"><text:span text:style-name="T19">&gt;&gt;&gt; </text:span><text:span text:style-name="T27">s = '234 <text:s text:c="2"/>123 456 <text:s text:c="3"/>789 <text:s text:c="7"/>1234'</text:span></text:p>
                  <text:p text:style-name="P45"><text:span text:style-name="T19">&gt;&gt;&gt; </text:span><text:span text:style-name="T27">re.split(r'\s+', s)</text:span></text:p>
                  <text:p text:style-name="P45"><text:span text:style-name="T19">['234', '123', '456', '789', '1234']</text:span></text:p>
                  <text:p text:style-name="P45"><text:span text:style-name="T19"/></text:p>
                  <text:p text:style-name="P45"><text:span text:style-name="T19"># Alternativt med compile</text:span></text:p>
                  <text:p text:style-name="P45"><text:span text:style-name="T19">&gt;&gt;&gt; </text:span><text:span text:style-name="T27">pat = re.compile(r'\s+')</text:span></text:p>
                  <text:p text:style-name="P45"><text:span text:style-name="T19">&gt;&gt;&gt; </text:span><text:span text:style-name="T27">pat.split(s)</text:span></text:p>
                  <text:p text:style-name="P45"><text:span text:style-name="T19">['234', '123', '456', '789', '1234']</text:span></text:p>
                  <text:p text:style-name="P45"><text:span text:style-name="T1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9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Standard" presentation:use-date-time-name="dtd1">
        <draw:custom-shape draw:style-name="gr99" draw:text-style-name="P9" draw:layer="layout" svg:width="20.32cm" svg:height="2.54cm" svg:x="2.54cm" svg:y="0cm">
          <text:list text:style-name="L1">
            <text:list-header>
              <text:p text:style-name="P8"><text:span text:style-name="T8">Reguljära uttryck - sub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48" draw:layer="layout" svg:width="20.32cm" svg:height="14.005cm" svg:x="2.54cm" svg:y="3.215cm">
          <text:list text:style-name="L3">
            <text:list-item>
              <text:p text:style-name="P44"><text:span text:style-name="T18">sub() </text:span><text:span text:style-name="T17">- sök och ersätt - ersätter alla matchningar av uttryck med sträng</text:span></text:p>
            </text:list-item>
          </text:list>
          <text:list text:style-name="L9">
            <text:list-item>
              <text:list>
                <text:list-header>
                  <text:p text:style-name="P45"><text:span text:style-name="T19">&gt;&gt;&gt; </text:span><text:span text:style-name="T27">pat.sub(':', s)</text:span></text:p>
                  <text:p text:style-name="P45"><text:span text:style-name="T19">'234:123:456:789:1234'</text:span></text:p>
                  <text:p text:style-name="P45"><text:span text:style-name="T19">&gt;&gt;&gt; </text:span><text:span text:style-name="T27">re.sub(r'\s+', ':', s)</text:span><text:span text:style-name="T19"> <text:s text:c="4"/># Ej kompilerat</text:span></text:p>
                  <text:p text:style-name="P45"><text:span text:style-name="T19">'234:123:456:789:1234'</text:span></text:p>
                </text:list-header>
              </text:list>
            </text:list-item>
          </text:list>
          <text:list text:style-name="L3">
            <text:list-item>
              <text:p text:style-name="P46"><text:span text:style-name="T18">subn() </text:span><text:span text:style-name="T17">- returnerar istället en tupel med sträng + antal ersättningar</text:span></text:p>
            </text:list-item>
          </text:list>
          <text:list text:style-name="L4">
            <text:list-header>
              <text:p text:style-name="P47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14cm" svg:height="10.288cm" svg:x="2.584cm" svg:y="2.055cm" draw:page-number="20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Standard" presentation:use-date-time-name="dtd1">
        <draw:custom-shape draw:style-name="gr104" draw:text-style-name="P9" draw:layer="layout" svg:width="20.32cm" svg:height="2.54cm" svg:x="2.54cm" svg:y="0cm">
          <text:list text:style-name="L1">
            <text:list-header>
              <text:p text:style-name="P8"><text:span text:style-name="T3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60" draw:layer="layout" svg:width="20.32cm" svg:height="13.083cm" svg:x="2.54cm" svg:y="3.215cm">
          <text:list text:style-name="L12">
            <text:list-item>
              <text:p text:style-name="P57"><text:span text:style-name="T31">ovn1101/hittaord.py</text:span><text:span text:style-name="T17"> <text:s/>Skapa funktionen </text:span><text:span text:style-name="T32">allaord</text:span><text:span text:style-name="T17"> som tar ett filnamn som argument. Funktionen ska returnera en sträng bestående av alla ord från filen, sorterade i svensk bokstavsordning, separerade av blanktecken.</text:span></text:p>
              <text:list>
                <text:list-item>
                  <text:p text:style-name="P57"><text:span text:style-name="T17">Med ”ord” menas här en följd av bokstäver (ej kommatecken, siffror, kolon osv.) </text:span></text:p>
                </text:list-item>
                <text:list-item>
                  <text:p text:style-name="P57"><text:span text:style-name="T17">Förutsätt att filen är kodad i utf-8.</text:span></text:p>
                </text:list-item>
                <text:list-item>
                  <text:p text:style-name="P57"><text:span text:style-name="T17">Versaler och gemener ska betraktas som olika.</text:span></text:p>
                </text:list-item>
                <text:list-item>
                  <text:p text:style-name="P57"><text:span text:style-name="T17">Om filen inte kan läsas ska None returneras.</text:span></text:p>
                </text:list-item>
                <text:list-item>
                  <text:p text:style-name="P57"><text:span text:style-name="T17">Om det inte finns några ord i filen ska en tom sträng returneras.</text:span></text:p>
                  <text:list>
                    <text:list-header>
                      <text:p text:style-name="P57"><text:span text:style-name="T32">&gt;&gt;&gt; </text:span><text:span text:style-name="T33">print(open("fil.txt").read(), end='')</text:span></text:p>
                      <text:p text:style-name="P57"><text:span text:style-name="T32">Ett och två, tre</text:span></text:p>
                      <text:p text:style-name="P57"><text:span text:style-name="T32">och tre och fyra.</text:span></text:p>
                      <text:p text:style-name="P58"><text:span text:style-name="T32">&gt;&gt;&gt; </text:span><text:span text:style-name="T33">import hittaord</text:span></text:p>
                      <text:p text:style-name="P57"><text:span text:style-name="T32">&gt;&gt;&gt; </text:span><text:span text:style-name="T33">hittaord.allaord("fil.txt")</text:span></text:p>
                      <text:p text:style-name="P57"><text:span text:style-name="T34">'Ett fyra och tre två'</text:span></text:p>
                      <text:p text:style-name="P57"><text:span text:style-name="T32">&gt;&gt;&gt; </text:span><text:span text:style-name="T33">hittaord.allaord("finns.ej")</text:span></text:p>
                      <text:p text:style-name="P57"><text:span text:style-name="T32">&gt;&gt;&gt; </text:span></text:p>
                    </text:list-header>
                  </text:list>
                </text:list-item>
              </text:list>
            </text:list-item>
          </text:list>
          <text:list text:style-name="L4">
            <text:list-header>
              <text:p text:style-name="P5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2.117cm" svg:height="1.015cm" svg:x="0.423cm" svg:y="17.568cm">
          <text:list text:style-name="L2">
            <text:list-header>
              <text:p text:style-name="P8"><text:span text:style-name="T6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4" draw:layer="layout" svg:width="19.474cm" svg:height="1.015cm" svg:x="2.963cm" svg:y="17.568cm">
          <text:list text:style-name="L2">
            <text:list-header>
              <text:p text:style-name="P13"><text:span text:style-name="T6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6" draw:layer="layout" svg:width="1.27cm" svg:height="1.015cm" svg:x="22.86cm" svg:y="17.568cm">
          <text:list text:style-name="L2">
            <text:list-header>
              <text:p text:style-name="P1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21" presentation:class="page"/>
          <draw:custom-shape draw:style-name="gr109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1" svg:font-family="Arial" style:font-pitch="variable"/>
    <style:font-face style:name="Ariel" svg:font-family="Arie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2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166cm" fo:min-width="18.376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21cm" fo:min-width="0cm" fo:padding-top="0.125cm" fo:padding-bottom="0.125cm" fo:padding-left="0.251cm" fo:padding-right="0.251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21cm" fo:min-width="0cm" fo:padding-top="0.125cm" fo:padding-bottom="0.125cm" fo:padding-left="0.251cm" fo:padding-right="0.251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381cm" fo:min-width="22.571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21cm" fo:min-width="0cm" fo:padding-top="0.125cm" fo:padding-bottom="0.125cm" fo:padding-left="0.251cm" fo:padding-right="0.251cm" fo:wrap-option="wrap" draw:shadow-color="#808080"/>
    </style:style>
    <style:style style:name="Mpr2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21cm" fo:min-width="0cm" fo:padding-top="0.125cm" fo:padding-bottom="0.125cm" fo:padding-left="0.251cm" fo:padding-right="0.251cm" fo:wrap-option="wrap" draw:shadow-color="#808080"/>
    </style:style>
    <style:style style:name="Mpr3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5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41cm"/>
      <draw:page-thumbnail draw:layer="backgroundobjects" svg:width="7.939cm" svg:height="5.954cm" svg:x="1cm" svg:y="10.737cm"/>
      <draw:page-thumbnail draw:layer="backgroundobjects" svg:width="7.939cm" svg:height="5.954cm" svg:x="1cm" svg:y="18.633cm"/>
      <draw:page-thumbnail draw:layer="backgroundobjects" svg:width="7.939cm" svg:height="5.954cm" svg:x="9.94cm" svg:y="2.841cm"/>
      <draw:page-thumbnail draw:layer="backgroundobjects" svg:width="7.939cm" svg:height="5.954cm" svg:x="9.94cm" svg:y="10.737cm"/>
      <draw:page-thumbnail draw:layer="backgroundobjects" svg:width="7.939cm" svg:height="5.954cm" svg:x="9.94cm" svg:y="18.633cm"/>
      <draw:frame draw:style-name="Mgr1" draw:text-style-name="MP2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cm" svg:x="10.687cm" svg:y="26.059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28cm" svg:height="2.941cm" svg:x="2.54cm" svg:y="-0.451cm" presentation:class="title" presentation:placeholder="true">
        <draw:text-box/>
      </draw:frame>
      <draw:frame presentation:style-name="Standard-outline1" draw:layer="backgroundobjects" svg:width="20.28cm" svg:height="13.044cm" svg:x="2.54cm" svg:y="3.215cm" presentation:class="outline" presentation:placeholder="true">
        <draw:text-box/>
      </draw:frame>
      <draw:frame draw:style-name="Mgr3" draw:text-style-name="MP6" draw:layer="backgroundobjects" svg:width="2.077cm" svg:height="1.42cm" svg:x="0.422cm" svg:y="17.123cm" presentation:class="date-time">
        <draw:text-box>
          <text:list text:style-name="ML1">
            <text:list-header>
              <text:p text:style-name="MP5"><text:span text:style-name="MT2">2019-10</text:span></text:p>
            </text:list-header>
          </text:list>
        </draw:text-box>
      </draw:frame>
      <draw:frame draw:style-name="Mgr4" draw:text-style-name="MP8" draw:layer="backgroundobjects" svg:width="19.434cm" svg:height="0.974cm" svg:x="2.963cm" svg:y="17.564cm" presentation:class="footer">
        <draw:text-box>
          <text:list text:style-name="ML1">
            <text:list-header>
              <text:p text:style-name="MP7"><text:span text:style-name="MT2">© Init AB</text:span><text:span text:style-name="MT2"><text:tab/></text:span><text:span text:style-name="MT2"> </text:span></text:p>
            </text:list-header>
          </text:list>
        </draw:text-box>
      </draw:frame>
      <draw:frame draw:style-name="Mgr5" draw:text-style-name="MP6" draw:layer="backgroundobjects" svg:width="1.23cm" svg:height="0.974cm" svg:x="22.86cm" svg:y="17.564cm" presentation:class="page-number">
        <draw:text-box>
          <text:list text:style-name="ML1">
            <text:list-header>
              <text:p text:style-name="MP5"><text:span text:style-name="MT2"><text:page-number>&lt;nummer&gt;</text:page-number></text:span></text:p>
            </text:list-header>
          </text:list>
        </draw:text-box>
      </draw:frame>
      <draw:frame draw:style-name="Mgr6" draw:text-style-name="MP9" draw:layer="backgroundobjects" svg:width="1.27cm" svg:height="1.204cm" svg:x="23.495cm" svg:y="0.847cm">
        <draw:image xlink:href="Pictures/10000200000000C8000000BD208995314FCD7DE4.png" xlink:type="simple" xlink:show="embed" xlink:actuate="onLoad" loext:mime-type="image/png">
          <text:p/>
        </draw:image>
      </draw:frame>
      <draw:frame draw:style-name="Mgr6" draw:text-style-name="MP9" draw:layer="backgroundobjects" svg:width="1.552cm" svg:height="1.473cm" svg:x="23.213cm" svg:y="0.635cm">
        <draw:image xlink:href="Pictures/1000020100000086000000805BA5D0FD99E086FB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675cm" svg:height="10.248cm" svg:x="2.583cm" svg:y="2.055cm" presentation:class="page"/>
        <draw:frame presentation:style-name="Standard-notes" draw:layer="backgroundobjects" svg:width="13.719cm" svg:height="12.303cm" svg:x="2.539cm" svg:y="13.03cm" presentation:class="notes" presentation:placeholder="true">
          <draw:text-box/>
        </draw:frame>
        <draw:frame draw:style-name="Mgr9" draw:text-style-name="MP13" draw:layer="backgroundobjects" svg:width="5.6cm" svg:height="1.12cm" svg:x="2.54cm" svg:y="25.4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draw:style-name="Mgr10" draw:text-style-name="MP15" draw:layer="backgroundobjects" svg:width="1.23cm" svg:height="1.12cm" svg:x="16.722cm" svg:y="25.4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draw:style-name="Mgr11" draw:text-style-name="MP13" draw:layer="backgroundobjects" svg:width="13.719cm" svg:height="1.018cm" svg:x="2.539cm" svg:y="0.847cm" presentation:class="header">
          <draw:text-box>
            <text:list text:style-name="ML2">
              <text:list-header>
                <text:p text:style-name="MP12"><text:span text:style-name="MT3">Inits PowerPointmall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style-name="Mgr6" draw:text-style-name="MP9" draw:layer="backgroundobjects" svg:width="2.293cm" svg:height="2.174cm" svg:x="1.023cm" svg:y="15.95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12" draw:text-style-name="MP16" draw:layer="backgroundobjects" svg:width="23.071cm" svg:height="11.641cm" svg:x="1.482cm" svg:y="5.292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0.28cm" svg:height="2.941cm" svg:x="2.54cm" svg:y="-0.451cm" presentation:class="title" presentation:placeholder="true">
        <draw:text-box/>
      </draw:frame>
      <draw:frame presentation:style-name="Titel1-outline1" draw:layer="backgroundobjects" svg:width="20.28cm" svg:height="13.044cm" svg:x="2.54cm" svg:y="3.215cm" presentation:class="outline" presentation:placeholder="true">
        <draw:text-box/>
      </draw:frame>
      <draw:frame draw:style-name="Mgr13" draw:text-style-name="MP13" draw:layer="backgroundobjects" svg:width="3.135cm" svg:height="1.23cm" svg:x="4.021cm" svg:y="17.357cm" presentation:class="date-time">
        <draw:text-box>
          <text:list text:style-name="ML1">
            <text:list-header>
              <text:p text:style-name="MP12"><text:span text:style-name="MT4">2019-10</text:span></text:p>
            </text:list-header>
          </text:list>
        </draw:text-box>
      </draw:frame>
      <draw:frame draw:style-name="Mgr14" draw:text-style-name="MP13" draw:layer="backgroundobjects" svg:width="8.004cm" svg:height="1.23cm" svg:x="8.678cm" svg:y="17.357cm" presentation:class="footer">
        <draw:text-box>
          <text:list text:style-name="ML1">
            <text:list-header>
              <text:p text:style-name="MP12"><text:span text:style-name="MT4">© Init AB</text:span></text:p>
            </text:list-header>
          </text:list>
        </draw:text-box>
      </draw:frame>
      <draw:frame draw:style-name="Mgr15" draw:text-style-name="MP15" draw:layer="backgroundobjects" svg:width="5.887cm" svg:height="1.23cm" svg:x="18.202cm" svg:y="17.357cm" presentation:class="page-number">
        <draw:text-box>
          <text:list text:style-name="ML3">
            <text:list-header>
              <text:p text:style-name="MP14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3.675cm" svg:height="10.248cm" svg:x="2.583cm" svg:y="2.055cm" presentation:class="page"/>
        <draw:frame presentation:style-name="Titel1-notes" draw:layer="backgroundobjects" svg:width="13.719cm" svg:height="12.303cm" svg:x="2.539cm" svg:y="13.03cm" presentation:class="notes" presentation:placeholder="true">
          <draw:text-box/>
        </draw:frame>
        <draw:frame presentation:style-name="Mpr1" draw:text-style-name="MP13" draw:layer="backgroundobjects" svg:width="5.6cm" svg:height="1.12cm" svg:x="2.54cm" svg:y="25.4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presentation:style-name="Mpr2" draw:text-style-name="MP15" draw:layer="backgroundobjects" svg:width="1.23cm" svg:height="1.12cm" svg:x="16.722cm" svg:y="25.4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presentation:style-name="Mpr3" draw:text-style-name="MP13" draw:layer="backgroundobjects" svg:width="13.719cm" svg:height="1.018cm" svg:x="2.539cm" svg:y="0.847cm" presentation:class="header">
          <draw:text-box>
            <text:list text:style-name="ML2">
              <text:list-header>
                <text:p text:style-name="MP12"><text:span text:style-name="MT3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09-10-28T16:24:53</meta:creation-date>
    <dc:date>2019-10-09T23:38:52.057480932</dc:date>
    <meta:editing-cycles>649</meta:editing-cycles>
    <meta:editing-duration>P12DT18H27M12S</meta:editing-duration>
    <meta:generator>LibreOffice/6.2.7.1$Linux_X86_64 LibreOffice_project/20$Build-1</meta:generator>
    <meta:document-statistic meta:object-count="203"/>
  </office:meta>
</office:document-meta>
</file>